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ce782" officeooo:paragraph-rsid="001ce782"/>
    </style:style>
    <style:style style:name="P2" style:family="paragraph" style:parent-style-name="Standard" style:list-style-name="L2">
      <style:text-properties officeooo:rsid="001ce782" officeooo:paragraph-rsid="001ce782"/>
    </style:style>
    <style:style style:name="P3" style:family="paragraph" style:parent-style-name="Standard" style:list-style-name="L2">
      <style:text-properties officeooo:paragraph-rsid="001ce782"/>
    </style:style>
    <style:style style:name="T1" style:family="text">
      <style:text-properties officeooo:rsid="001ce782"/>
    </style:style>
    <style:style style:name="T2" style:family="text">
      <style:text-properties officeooo:rsid="001dacf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arning R :</text:p>
      <text:p text:style-name="P1"/>
      <text:p text:style-name="P1">Work with packages, to install it : install.packages(« readxl »)</text:p>
      <text:p text:style-name="P1">Need to call the library in the project to use it : liabrary(readxl)</text:p>
      <text:p text:style-name="P1">Store a dataset : dataset ← read_excel(« destination.xlsx »)</text:p>
      <text:p text:style-name="P1">View a dataset : View(dataset)</text:p>
      <text:p text:style-name="P1">Mean of a column in the dataset : mean(dataset$column)</text:p>
      <text:p text:style-name="P1">To suppress NA values : mean(dataset$column, na.rm = TRUE)</text:p>
      <text:p text:style-name="P1"/>
      <text:p text:style-name="P1">R Script (to store the testing results using R) :</text:p>
      <text:p text:style-name="P1"/>
      <text:p text:style-name="P1">Like a text file, ENTER create a new line</text:p>
      <text:p text:style-name="P1">CTRL + ENTER to execute the code line</text:p>
      <text:p text:style-name="P1">data() → Permit to have various dataset to train R commands on</text:p>
      <text:p text:style-name="P1">?dataset, ?mean → to have help and informations on the dataset, work on any function too</text:p>
      <text:p text:style-name="P1">glimpse(dataset) → give informations on the type of data for each columns of the dataset + the number of rows and columns</text:p>
      <text:p text:style-name="P1">filter(dataset, count ≥ 20) → filter the dataset using a certain column</text:p>
      <text:p text:style-name="P1">filtered_dataset ← filter(dataset, count ≥ 20) <text:s/>→ store the filtered dataset</text:p>
      <text:p text:style-name="P1">View(filtered_dataset)</text:p>
      <text:p text:style-name="P1">mutate(dataset, new_column = 2 * column) → Create a new dataset with an added new column with the changed values</text:p>
      <text:p text:style-name="P1">new_dataset ← dataset %&gt; % → Called pipe, using this it will automaticaly do the changes on the specified dataset, and it can be possible to do all the changes before executing.</text:p>
      <text:p text:style-name="P1">group_by(column) %&gt; % summarise(mean(anothercolumn), median(anothercolumn) → Group by class in the column and do a mean and median of the differents classes results on another column.</text:p>
      <text:p text:style-name="P1"/>
      <text:p text:style-name="P1">Data vizualisation using ggplot2 :</text:p>
      <text:p text:style-name="P1"/>
      <text:p text:style-name="P1">ggplot(dataset, aes(x = column1, y=column2, color= other_column(class)) + geom_histogram() + labs(x = « My column 1 »)→ Plot the data with histogram visualisation and change the name of the x axis</text:p>
      <text:p text:style-name="P1">Can do multiple layer in a plot, just using « + »</text:p>
      <text:p text:style-name="P1">curve → geom_freqpoly()</text:p>
      <text:p text:style-name="P1">scatter → geom_point()</text:p>
      <text:p text:style-name="P1">Do a regression line on the data : + geom_smooth(method = « lm ») </text:p>
      <text:p text:style-name="P1"/>
      <text:p text:style-name="P1"/>
      <text:p text:style-name="P1">Communicate results : (R Markdown)</text:p>
      <text:p text:style-name="P1"/>
      <text:p text:style-name="P1"/>
      <text:p text:style-name="P1">Can add a template for the document</text:p>
      <text:p text:style-name="P1">Make sure to load the libraries using library(,,,)</text:p>
      <text:p text:style-name="P1">Button blue at the top to generate the page.html</text:p>
      <text:p text:style-name="P1">Click on the gear nearby the code to decide to show or not the code for the plot</text:p>
      <text:p text:style-name="P1"/>
      <text:p text:style-name="P1">________________________________________________________________________________</text:p>
      <text:p text:style-name="P1"/>
      <text:p text:style-name="P1"/>
      <text:p text:style-name="P1"/>
      <text:p text:style-name="P1"/>
      <text:p text:style-name="P1"/>
      <text:p text:style-name="P1"><text:soft-page-break/>Exercice :</text:p>
      <text:p text:style-name="P1"/>
      <text:list text:style-name="L2">
        <text:list-item>
          <text:p text:style-name="P3"><text:span text:style-name="T1">En utilisant R Script, comparer pour chaque type d’entrée d’argent des parents la moyenne et la médiane de ces entrées, et la moyenne</text:span> scolaire <text:span text:style-name="T1">estimé</text:span><text:span text:style-name="T2">e</text:span><text:span text:style-name="T1"> « attend_level »</text:span></text:p>
          <text:p text:style-name="P3"/>
        </text:list-item>
        <text:list-item>
          <text:p text:style-name="P2">Faire un graphe en point qui prend en x chaque type d’entrée d’argent des parents et en y les valeurs <text:s/>des moyennes d’entrée d’argents. Chaque type d’entrée doit avoir une couleur différente. Tracer une régression linéaire sur ce graphe.</text:p>
          <text:p text:style-name="P2"/>
        </text:list-item>
        <text:list-item>
          <text:p text:style-name="P2">Faire un document en utilisant R Markdown pour visualiser les données sans afficher le code.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9T15:03:17.564000000</meta:creation-date>
    <dc:date>2024-09-09T19:34:17.342000000</dc:date>
    <meta:editing-duration>PT4H31M</meta:editing-duration>
    <meta:editing-cycles>2</meta:editing-cycles>
    <meta:generator>LibreOffice/7.6.5.2$Windows_X86_64 LibreOffice_project/38d5f62f85355c192ef5f1dd47c5c0c0c6d6598b</meta:generator>
    <meta:document-statistic meta:table-count="0" meta:image-count="0" meta:object-count="0" meta:page-count="2" meta:paragraph-count="35" meta:word-count="440" meta:character-count="2614" meta:non-whitespace-character-count="2209"/>
  </office:meta>
</office:document-meta>
</file>